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faaf" officeooo:paragraph-rsid="001bfaaf"/>
    </style:style>
    <style:style style:name="T1" style:family="text">
      <style:text-properties officeooo:rsid="001d9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buntu Vrac</text:p>
      <text:p text:style-name="Text_20_body"/>
      <text:p text:style-name="Text_20_body"/>
      <text:p text:style-name="P1">Faire un imprime écran <text:span text:style-name="T1">d'une zone</text:span> : maj+impr.ecran (<text:a xlink:type="simple" xlink:href="http://doc.ubuntu-fr.org/capture_d_ecran">http://doc.ubuntu-fr.org/capture_d_ecran</text:a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5:56:28.871832080</meta:creation-date>
    <dc:date>2014-08-05T15:58:04.872856456</dc:date>
    <meta:editing-duration>PT59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2" meta:word-count="11" meta:character-count="104" meta:non-whitespace-character-count="95"/>
  </office:meta>
</office:document-meta>
</file>